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CaslonPro-Regular" svg:font-family="ACaslonPro-Regular"/>
    <style:font-face style:name="OpenSymbol" svg:font-family="OpenSymbol"/>
    <style:font-face style:name="Courier New" svg:font-family="'Courier New'" style:font-family-generic="modern"/>
    <style:font-face style:name="Times New Roman2" svg:font-family="'Times New Roman'" style:font-family-generic="roman"/>
    <style:font-face style:name="Times New Roman1" svg:font-family="'Times New Roman', 'Times New Roman'" style:font-family-generic="roman"/>
    <style:font-face style:name="Arial1" svg:font-family="Arial" style:font-family-generic="roman" style:font-pitch="variable"/>
    <style:font-face style:name="Courier New1" svg:font-family="'Courier New'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103e35" officeooo:paragraph-rsid="0029493a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2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292c4b" officeooo:paragraph-rsid="002e3237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3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292c4b" officeooo:paragraph-rsid="00398adc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4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1149fb" officeooo:paragraph-rsid="00292c4b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-asian="Arial1" style:font-name-complex="Arial1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style:font-name-asian="Times New Roman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style:font-name-asian="Times New Roman" style:font-size-asian="12pt" style:font-size-complex="12pt"/>
    </style:style>
    <style:style style:name="P9" style:family="paragraph" style:parent-style-name="Standard">
      <style:paragraph-properties fo:text-align="justify" style:justify-single-word="false" style:text-autospace="none"/>
      <style:text-properties style:font-name="Times New Roman" fo:font-size="12pt" style:text-underline-style="none" officeooo:paragraph-rsid="00394cfa" style:font-name-asian="Times New Roman" style:font-size-asian="12pt" style:font-size-complex="12pt"/>
    </style:style>
    <style:style style:name="P10" style:family="paragraph" style:parent-style-name="Standard">
      <style:paragraph-properties fo:text-align="justify" style:justify-single-word="false" style:text-autospace="none"/>
      <style:text-properties officeooo:paragraph-rsid="0029493a"/>
    </style:style>
    <style:style style:name="P11" style:family="paragraph" style:parent-style-name="Standard">
      <style:paragraph-properties fo:text-align="justify" style:justify-single-word="false" style:text-autospace="none"/>
      <style:text-properties fo:color="#6666ff" officeooo:paragraph-rsid="0029493a"/>
    </style:style>
    <style:style style:name="P12" style:family="paragraph" style:parent-style-name="Standard">
      <style:paragraph-properties fo:text-align="justify" style:justify-single-word="false" style:text-autospace="none"/>
      <style:text-properties fo:color="#6666ff" style:text-line-through-style="none" style:text-line-through-type="none" style:font-name="Times New Roman" fo:font-size="12pt" fo:font-style="normal" style:text-underline-style="none" fo:font-weight="normal" officeooo:rsid="002e3237" officeooo:paragraph-rsid="002e3237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 style:text-autospace="none"/>
      <style:text-properties fo:color="#6666ff" officeooo:rsid="002e3237" officeooo:paragraph-rsid="00398adc"/>
    </style:style>
    <style:style style:name="P14" style:family="paragraph" style:parent-style-name="Standard" style:master-page-name="First_20_Page">
      <style:paragraph-properties fo:text-align="justify" style:justify-single-word="false" style:page-number="auto"/>
      <style:text-properties style:font-name="Times New Roman" fo:font-size="12pt" style:font-name-asian="Times New Roman" style:font-size-asian="12pt" style:font-size-complex="12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officeooo:paragraph-rsid="003baf1d"/>
    </style:style>
    <style:style style:name="P16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2a72ea" officeooo:paragraph-rsid="003baf1d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2a72ea" officeooo:paragraph-rsid="003d3f1b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1149fb" officeooo:paragraph-rsid="003baf1d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1149fb" officeooo:paragraph-rsid="003c37b9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1149fb" officeooo:paragraph-rsid="003d3f1b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paragraph-rsid="003baf1d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paragraph-rsid="003c37b9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paragraph-rsid="003d3f1b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394cfa" officeooo:paragraph-rsid="003baf1d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3a4c9e" officeooo:paragraph-rsid="003baf1d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288f1e" officeooo:paragraph-rsid="003baf1d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288f1e" officeooo:paragraph-rsid="003d3f1b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292c4b" officeooo:paragraph-rsid="00292c4b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292c4b" officeooo:paragraph-rsid="003baf1d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292c4b" officeooo:paragraph-rsid="003d3f1b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103e35" officeooo:paragraph-rsid="003baf1d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103e35" officeooo:paragraph-rsid="003d3f1b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 style:text-autospace="none"/>
      <style:text-properties fo:color="#000000" style:font-name="Times New Roman" officeooo:paragraph-rsid="003baf1d"/>
    </style:style>
    <style:style style:name="P34" style:family="paragraph" style:parent-style-name="Standard">
      <style:paragraph-properties fo:text-align="justify" style:justify-single-word="false" style:text-autospace="none"/>
      <style:text-properties fo:color="#000000" style:font-name="Times New Roman" officeooo:paragraph-rsid="003d3f1b"/>
    </style:style>
    <style:style style:name="P35" style:family="paragraph" style:parent-style-name="Standard">
      <style:paragraph-properties fo:text-align="justify" style:justify-single-word="false" style:text-autospace="none"/>
      <style:text-properties fo:color="#6666ff" officeooo:paragraph-rsid="003d3f1b"/>
    </style:style>
    <style:style style:name="P36" style:family="paragraph" style:parent-style-name="Standard">
      <style:paragraph-properties fo:text-align="justify" style:justify-single-word="false" style:text-autospace="none"/>
      <style:text-properties officeooo:paragraph-rsid="003baf1d"/>
    </style:style>
    <style:style style:name="P37" style:family="paragraph" style:parent-style-name="Standard">
      <style:paragraph-properties fo:text-align="justify" style:justify-single-word="false" style:text-autospace="none"/>
      <style:text-properties officeooo:paragraph-rsid="00292c4b"/>
    </style:style>
    <style:style style:name="P38" style:family="paragraph" style:parent-style-name="Standard">
      <style:paragraph-properties fo:text-align="justify" style:justify-single-word="false" style:text-autospace="none"/>
      <style:text-properties officeooo:paragraph-rsid="003c37b9"/>
    </style:style>
    <style:style style:name="P39" style:family="paragraph" style:parent-style-name="Standard">
      <style:paragraph-properties fo:text-align="justify" style:justify-single-word="false" style:text-autospace="none"/>
      <style:text-properties officeooo:paragraph-rsid="003d3f1b"/>
    </style:style>
    <style:style style:name="P40" style:family="paragraph" style:parent-style-name="Standard">
      <style:paragraph-properties fo:text-align="justify" style:justify-single-word="false" style:text-autospace="none">
        <style:tab-stops>
          <style:tab-stop style:position="17.268cm"/>
        </style:tab-stops>
      </style:paragraph-properties>
      <style:text-properties officeooo:paragraph-rsid="003d3f1b"/>
    </style:style>
    <style:style style:name="P41" style:family="paragraph" style:parent-style-name="Standard">
      <style:paragraph-properties fo:text-align="justify" style:justify-single-word="false" style:text-autospace="none"/>
      <style:text-properties style:font-name="Times New Roman" fo:font-size="12pt" style:text-underline-style="none" officeooo:paragraph-rsid="003baf1d" style:font-name-asian="Times New Roman" style:font-size-asian="12pt" style:font-size-complex="12pt"/>
    </style:style>
    <style:style style:name="P42" style:family="paragraph" style:parent-style-name="Standard">
      <style:paragraph-properties fo:text-align="justify" style:justify-single-word="false" style:text-autospace="none"/>
      <style:text-properties style:font-name="Times New Roman" fo:font-size="12pt" style:text-underline-style="none" officeooo:paragraph-rsid="003c37b9" style:font-name-asian="Times New Roman" style:font-size-asian="12pt" style:font-size-complex="12pt"/>
    </style:style>
    <style:style style:name="P43" style:family="paragraph" style:parent-style-name="Standard">
      <style:paragraph-properties fo:text-align="justify" style:justify-single-word="false" style:text-autospace="none"/>
      <style:text-properties style:font-name="Times New Roman" fo:font-size="12pt" style:text-underline-style="none" officeooo:paragraph-rsid="003d3f1b" style:font-name-asian="Times New Roman" style:font-size-asian="12pt" style:font-size-complex="12pt"/>
    </style:style>
    <style:style style:name="P44" style:family="paragraph" style:parent-style-name="Standard">
      <style:paragraph-properties fo:text-align="justify" style:justify-single-word="false" style:text-autospace="none"/>
      <style:text-properties officeooo:rsid="003c37b9" officeooo:paragraph-rsid="003c37b9"/>
    </style:style>
    <style:style style:name="P45" style:family="paragraph" style:parent-style-name="Standard">
      <style:paragraph-properties fo:text-align="justify" style:justify-single-word="false" style:text-autospace="none"/>
      <style:text-properties officeooo:rsid="003d3f1b" officeooo:paragraph-rsid="003d3f1b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baf1d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1" fo:font-size="10pt" style:font-size-asian="10pt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1" fo:font-size="10pt" officeooo:paragraph-rsid="003baf1d" style:font-size-asian="10pt"/>
    </style:style>
    <style:style style:name="P50" style:family="paragraph" style:parent-style-name="Standard">
      <style:paragraph-properties fo:text-align="justify" style:justify-single-word="false" fo:break-before="page" style:text-autospace="none"/>
      <style:text-properties fo:color="#6666ff" officeooo:paragraph-rsid="003baf1d"/>
    </style:style>
    <style:style style:name="P51" style:family="paragraph" style:parent-style-name="Standard">
      <style:paragraph-properties fo:text-align="justify" style:justify-single-word="false" fo:break-before="page" style:text-autospace="none"/>
      <style:text-properties fo:color="#6666ff" officeooo:paragraph-rsid="003d3f1b"/>
    </style:style>
    <style:style style:name="T1" style:family="text">
      <style:text-properties fo:color="#000000" style:text-line-through-style="none" style:text-line-through-type="none" fo:font-style="normal" fo:font-weight="normal" style:font-style-asian="normal" style:font-weight-asian="normal" style:font-name-complex="ACaslonPro-Regular" style:font-style-complex="normal" style:font-weight-complex="normal"/>
    </style:style>
    <style:style style:name="T2" style:family="text">
      <style:text-properties fo:color="#000000" style:text-line-through-style="none" style:text-line-through-type="none" fo:font-style="normal" fo:font-weight="normal" officeooo:rsid="0020b7ac" style:font-style-asian="normal" style:font-weight-asian="normal" style:font-name-complex="ACaslonPro-Regular" style:font-style-complex="normal" style:font-weight-complex="normal"/>
    </style:style>
    <style:style style:name="T3" style:family="text">
      <style:text-properties fo:color="#000000" style:text-line-through-style="none" style:text-line-through-type="none" fo:font-style="normal" fo:font-weight="normal" officeooo:rsid="00292c4b" style:font-style-asian="normal" style:font-weight-asian="normal" style:font-name-complex="ACaslonPro-Regular" style:font-style-complex="normal" style:font-weight-complex="normal"/>
    </style:style>
    <style:style style:name="T4" style:family="text">
      <style:text-properties fo:color="#000000" style:text-line-through-style="none" style:text-line-through-type="none" fo:font-style="normal" fo:font-weight="normal" officeooo:rsid="00394cfa" style:font-style-asian="normal" style:font-weight-asian="normal" style:font-name-complex="ACaslonPro-Regular" style:font-style-complex="normal" style:font-weight-complex="normal"/>
    </style:style>
    <style:style style:name="T5" style:family="text">
      <style:text-properties fo:color="#000000" style:text-line-through-style="none" style:text-line-through-type="none" fo:font-style="normal" fo:font-weight="normal" officeooo:rsid="003baf1d" style:font-style-asian="normal" style:font-weight-asian="normal" style:font-name-complex="ACaslonPro-Regular" style:font-style-complex="normal" style:font-weight-complex="normal"/>
    </style:style>
    <style:style style:name="T6" style:family="text">
      <style:text-properties fo:color="#000000" style:text-line-through-style="none" style:text-line-through-type="none" fo:font-style="normal" fo:font-weight="normal" officeooo:rsid="003d3f1b" style:font-style-asian="normal" style:font-weight-asian="normal" style:font-name-complex="ACaslonPro-Regular" style:font-style-complex="normal" style:font-weight-complex="normal"/>
    </style:style>
    <style:style style:name="T7" style:family="text">
      <style:text-properties fo:color="#000000" style:text-line-through-style="none" style:text-line-through-type="none" fo:font-style="normal" fo:font-weight="normal" style:font-style-asian="normal" style:font-weight-asian="normal" style:font-name-complex="Times New Roman1" style:font-style-complex="normal" style:font-weight-complex="normal"/>
    </style:style>
    <style:style style:name="T8" style:family="text">
      <style:text-properties fo:color="#000000" style:text-line-through-style="none" style:text-line-through-type="none" fo:font-style="normal" fo:font-weight="normal" officeooo:rsid="001149fb" style:font-style-asian="normal" style:font-weight-asian="normal" style:font-name-complex="Times New Roman1" style:font-style-complex="normal" style:font-weight-complex="normal"/>
    </style:style>
    <style:style style:name="T9" style:family="text">
      <style:text-properties fo:color="#000000" style:text-line-through-style="none" style:text-line-through-type="none" fo:font-style="normal" fo:font-weight="normal" officeooo:rsid="001f2180" style:font-style-asian="normal" style:font-weight-asian="normal" style:font-name-complex="Times New Roman1" style:font-style-complex="normal" style:font-weight-complex="normal"/>
    </style:style>
    <style:style style:name="T10" style:family="text">
      <style:text-properties fo:color="#000000" style:text-line-through-style="none" style:text-line-through-type="none" fo:font-style="normal" fo:font-weight="normal" officeooo:rsid="00394cfa" style:font-style-asian="normal" style:font-weight-asian="normal" style:font-name-complex="Times New Roman1" style:font-style-complex="normal" style:font-weight-complex="normal"/>
    </style:style>
    <style:style style:name="T11" style:family="text">
      <style:text-properties fo:color="#000000" style:text-line-through-style="none" style:text-line-through-type="none" fo:font-style="normal" fo:font-weight="normal" officeooo:rsid="003baf1d" style:font-style-asian="normal" style:font-weight-asian="normal" style:font-name-complex="Times New Roman1" style:font-style-complex="normal" style:font-weight-complex="normal"/>
    </style:style>
    <style:style style:name="T12" style:family="text">
      <style:text-properties fo:color="#000000" style:text-line-through-style="none" style:text-line-through-type="none" fo:font-style="normal" fo:font-weight="normal" officeooo:rsid="003d3f1b" style:font-style-asian="normal" style:font-weight-asian="normal" style:font-name-complex="Times New Roman1" style:font-style-complex="normal" style:font-weight-complex="normal"/>
    </style:style>
    <style:style style:name="T13" style:family="text">
      <style:text-properties fo:color="#000000" style:text-line-through-style="none" style:text-line-through-type="none" fo:font-style="italic" fo:font-weight="normal" officeooo:rsid="003baf1d" style:font-style-asian="italic" style:font-weight-asian="normal" style:font-name-complex="ACaslonPro-Regular" style:font-style-complex="italic" style:font-weight-complex="normal"/>
    </style:style>
    <style:style style:name="T14" style:family="text">
      <style:text-properties fo:color="#000000" style:text-line-through-style="none" style:text-line-through-type="none" fo:font-style="italic" fo:font-weight="normal" officeooo:rsid="003bd851" style:font-style-asian="italic" style:font-weight-asian="normal" style:font-name-complex="ACaslonPro-Regular" style:font-style-complex="italic" style:font-weight-complex="normal"/>
    </style:style>
    <style:style style:name="T15" style:family="text">
      <style:text-properties fo:color="#000000" style:text-line-through-style="none" style:text-line-through-type="none" fo:font-style="italic" fo:font-weight="normal" officeooo:rsid="003c37b9" style:font-style-asian="italic" style:font-weight-asian="normal" style:font-name-complex="ACaslonPro-Regular" style:font-style-complex="italic" style:font-weight-complex="normal"/>
    </style:style>
    <style:style style:name="T16" style:family="text">
      <style:text-properties fo:color="#000000" style:text-line-through-style="none" style:text-line-through-type="none" fo:font-style="italic" fo:font-weight="normal" officeooo:rsid="004053a9" style:font-style-asian="italic" style:font-weight-asian="normal" style:font-name-complex="ACaslonPro-Regular" style:font-style-complex="italic" style:font-weight-complex="normal"/>
    </style:style>
    <style:style style:name="T17" style:family="text">
      <style:text-properties fo:color="#000000" style:text-line-through-style="none" style:text-line-through-type="none" fo:font-style="italic" fo:font-weight="normal" officeooo:rsid="003d3f1b" style:font-style-asian="italic" style:font-weight-asian="normal" style:font-name-complex="ACaslonPro-Regular" style:font-style-complex="italic" style:font-weight-complex="normal"/>
    </style:style>
    <style:style style:name="T18" style:family="text">
      <style:text-properties fo:color="#000000" style:text-line-through-style="none" style:text-line-through-type="none" fo:font-style="italic" fo:font-weight="normal" officeooo:rsid="003baf1d" style:font-style-asian="italic" style:font-weight-asian="normal" style:font-name-complex="Times New Roman1" style:font-style-complex="italic" style:font-weight-complex="normal"/>
    </style:style>
    <style:style style:name="T19" style:family="text">
      <style:text-properties fo:color="#000000" style:text-line-through-style="none" style:text-line-through-type="none" fo:font-style="italic" fo:font-weight="normal" officeooo:rsid="003bd851" style:font-style-asian="italic" style:font-weight-asian="normal" style:font-name-complex="Times New Roman1" style:font-style-complex="italic" style:font-weight-complex="normal"/>
    </style:style>
    <style:style style:name="T20" style:family="text">
      <style:text-properties fo:color="#000000" style:text-line-through-style="none" style:text-line-through-type="none" fo:font-style="italic" fo:font-weight="normal" officeooo:rsid="003c37b9" style:font-style-asian="italic" style:font-weight-asian="normal" style:font-name-complex="Times New Roman1" style:font-style-complex="italic" style:font-weight-complex="normal"/>
    </style:style>
    <style:style style:name="T21" style:family="text">
      <style:text-properties fo:color="#000000" style:text-line-through-style="none" style:text-line-through-type="none" fo:font-style="italic" fo:font-weight="normal" officeooo:rsid="004053a9" style:font-style-asian="italic" style:font-weight-asian="normal" style:font-name-complex="Times New Roman1" style:font-style-complex="italic" style:font-weight-complex="normal"/>
    </style:style>
    <style:style style:name="T22" style:family="text"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103e35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1149fb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1f2180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3881cb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2a72ea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3a4c9e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3baf1d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3c37b9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394cfa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103e35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288f1e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394cfa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292c4b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3d3f1b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3e28e9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3f0ab1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4053a9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Times New Roman" fo:font-size="12pt" fo:font-style="italic" style:text-underline-style="none" fo:font-weight="normal" officeooo:rsid="003a4c9e" style:font-name-asian="Times New Roman" style:font-size-asian="12pt" style:font-style-asian="italic" style:font-weight-asian="normal" style:font-name-complex="ACaslonPro-Regular" style:font-size-complex="12pt" style:font-style-complex="italic" style:font-weight-complex="normal"/>
    </style:style>
    <style:style style:name="T42" style:family="text">
      <style:text-properties fo:color="#000000" style:text-line-through-style="none" style:text-line-through-type="none" style:font-name="Times New Roman" fo:font-size="12pt" fo:font-style="italic" style:text-underline-style="none" fo:font-weight="normal" officeooo:rsid="003d3f1b" style:font-name-asian="Times New Roman" style:font-size-asian="12pt" style:font-style-asian="italic" style:font-weight-asian="normal" style:font-name-complex="ACaslonPro-Regular" style:font-size-complex="12pt" style:font-style-complex="italic" style:font-weight-complex="normal"/>
    </style:style>
    <style:style style:name="T43" style:family="text">
      <style:text-properties fo:color="#000000" style:text-line-through-style="none" style:text-line-through-type="none" style:font-name="Times New Roman" fo:font-size="12pt" fo:font-style="italic" style:text-underline-style="none" fo:font-weight="normal" officeooo:rsid="003a4c9e" style:font-name-asian="Times New Roman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44" style:family="text">
      <style:text-properties fo:color="#000000" style:text-line-through-style="none" style:text-line-through-type="none" style:font-name="Times New Roman" fo:font-size="12pt" fo:font-style="italic" style:text-underline-style="none" fo:font-weight="normal" officeooo:rsid="003c37b9" style:font-name-asian="Times New Roman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45" style:family="text">
      <style:text-properties fo:color="#000000" style:text-line-through-style="none" style:text-line-through-type="none" style:font-name="Times New Roman" fo:font-size="12pt" fo:font-style="italic" style:text-underline-style="none" fo:font-weight="normal" officeooo:rsid="003bd851" style:font-name-asian="Times New Roman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46" style:family="text">
      <style:text-properties fo:color="#000000" style:text-line-through-style="none" style:text-line-through-type="none" style:font-name="Times New Roman" fo:font-size="12pt" fo:font-style="italic" style:text-underline-style="none" fo:font-weight="normal" officeooo:rsid="003d3f1b" style:font-name-asian="Times New Roman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47" style:family="text">
      <style:text-properties fo:color="#000000" style:text-line-through-style="none" style:text-line-through-type="none" style:font-name="Times New Roman" fo:font-size="12pt" fo:font-style="italic" style:text-underline-style="none" fo:font-weight="normal" officeooo:rsid="004053a9" style:font-name-asian="Times New Roman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48" style:family="text"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ACaslonPro-Regular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Times New Roman2" fo:font-style="normal" fo:font-weight="normal" officeooo:rsid="00394cfa" style:font-style-asian="normal" style:font-weight-asian="normal" style:font-name-complex="Times New Roman1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Times New Roman2" fo:font-style="normal" fo:font-weight="normal" officeooo:rsid="003baf1d" style:font-style-asian="normal" style:font-weight-asian="normal" style:font-name-complex="Times New Roman1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Times New Roman2" fo:font-size="12pt" fo:font-style="normal" style:text-underline-style="none" fo:font-weight="normal" officeooo:rsid="003d3f1b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Times New Roman2" fo:font-size="12pt" fo:font-style="italic" style:text-underline-style="none" fo:font-weight="normal" officeooo:rsid="003d3f1b" style:font-name-asian="Times New Roman" style:font-size-asian="12pt" style:font-style-asian="italic" style:font-weight-asian="normal" style:font-name-complex="ACaslonPro-Regular" style:font-size-complex="12pt" style:font-style-complex="italic" style:font-weight-complex="normal"/>
    </style:style>
    <style:style style:name="T53" style:family="text">
      <style:text-properties fo:color="#000000" style:font-name="Courier New1"/>
    </style:style>
    <style:style style:name="T54" style:family="text">
      <style:text-properties fo:color="#000000" style:font-name="Courier New1" fo:font-size="10pt" style:font-size-asian="10pt"/>
    </style:style>
    <style:style style:name="T55" style:family="text">
      <style:text-properties fo:color="#000000" style:font-name="Courier New1" fo:font-size="10pt" fo:font-style="italic" style:font-size-asian="10pt" style:font-style-asian="italic"/>
    </style:style>
    <style:style style:name="T56" style:family="text">
      <style:text-properties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57" style:family="text">
      <style:text-properties style:text-line-through-style="none" style:text-line-through-type="none" style:font-name="Times New Roman" fo:font-size="12pt" fo:font-style="normal" style:text-underline-style="none" fo:font-weight="normal" officeooo:rsid="00103e35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58" style:family="text">
      <style:text-properties style:text-line-through-style="none" style:text-line-through-type="none" style:font-name="Times New Roman" fo:font-size="12pt" fo:font-style="normal" style:text-underline-style="none" fo:font-weight="normal" officeooo:rsid="002e3237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59" style:family="text">
      <style:text-properties style:text-line-through-style="none" style:text-line-through-type="none" style:font-name="Times New Roman" fo:font-size="12pt" fo:font-style="normal" style:text-underline-style="none" fo:font-weight="normal" officeooo:rsid="00398adc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60" style:family="text">
      <style:text-properties style:text-line-through-style="none" style:text-line-through-type="none" style:font-name="Times New Roman" fo:font-size="12pt" fo:font-style="normal" style:text-underline-style="none" fo:font-weight="normal" officeooo:rsid="003baf1d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61" style:family="text">
      <style:text-properties style:text-line-through-style="none" style:text-line-through-type="none" style:font-name="Times New Roman" fo:font-size="12pt" fo:font-style="normal" style:text-underline-style="none" fo:font-weight="normal" officeooo:rsid="003d3f1b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62" style:family="text">
      <style:text-properties officeooo:rsid="00103e35"/>
    </style:style>
    <style:style style:name="T63" style:family="text">
      <style:text-properties fo:color="#7f0055" style:font-name="Courier New1" fo:font-size="10pt" fo:font-weight="bold" style:font-size-asian="10pt" style:font-weight-asian="bold"/>
    </style:style>
    <style:style style:name="T64" style:family="text">
      <style:text-properties fo:color="#7f0055" style:text-line-through-style="none" style:text-line-through-type="none" style:font-name="Courier New1" fo:font-size="10pt" fo:font-style="normal" style:text-underline-style="none" fo:font-weight="bold" style:font-name-asian="Times New Roman" style:font-size-asian="10pt" style:font-style-asian="normal" style:font-weight-asian="bold" style:font-name-complex="ACaslonPro-Regular" style:font-size-complex="12pt" style:font-style-complex="normal" style:font-weight-complex="normal"/>
    </style:style>
    <style:style style:name="T65" style:family="text">
      <style:text-properties fo:color="#6a3e3e" style:font-name="Courier New1" fo:font-size="10pt" style:font-size-asian="10pt"/>
    </style:style>
    <style:style style:name="T66" style:family="text">
      <style:text-properties fo:color="#0000c0" style:font-name="Courier New1" fo:font-size="10pt" fo:font-style="italic" fo:font-weight="bold" style:font-size-asian="10pt" style:font-style-asian="italic" style:font-weight-asian="bold"/>
    </style:style>
    <style:style style:name="T67" style:family="text">
      <style:text-properties fo:color="#0000c0" style:font-name="Courier New1" fo:font-size="10pt" style:font-size-asian="10pt"/>
    </style:style>
    <style:style style:name="T68" style:family="text">
      <style:text-properties fo:color="#2a00ff" style:font-name="Courier New1" fo:font-size="10pt" style:font-size-asian="10pt"/>
    </style:style>
    <style:style style:name="T69" style:family="text">
      <style:text-properties fo:color="#6666ff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70" style:family="text">
      <style:text-properties fo:color="#6666ff" style:text-line-through-style="none" style:text-line-through-type="none" style:font-name="Times New Roman" fo:font-size="12pt" fo:font-style="normal" style:text-underline-style="none" fo:font-weight="normal" officeooo:rsid="00103e35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71" style:family="text">
      <style:text-properties fo:color="#6666ff" style:text-line-through-style="none" style:text-line-through-type="none" style:font-name="Times New Roman" fo:font-size="12pt" fo:font-style="normal" style:text-underline-style="none" fo:font-weight="normal" officeooo:rsid="001149fb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72" style:family="text">
      <style:text-properties fo:color="#6666ff" style:text-line-through-style="none" style:text-line-through-type="none" style:font-name="Times New Roman" fo:font-size="12pt" fo:font-style="normal" style:text-underline-style="none" fo:font-weight="normal" officeooo:rsid="003a4c9e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73" style:family="text">
      <style:text-properties fo:color="#6666ff" style:text-line-through-style="none" style:text-line-through-type="none" style:font-name="Times New Roman" fo:font-size="12pt" fo:font-style="normal" style:text-underline-style="none" fo:font-weight="normal" officeooo:rsid="003bd851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74" style:family="text">
      <style:text-properties fo:color="#6666ff" style:text-line-through-style="none" style:text-line-through-type="none" style:font-name="Times New Roman" fo:font-size="12pt" fo:font-style="normal" style:text-underline-style="none" fo:font-weight="normal" officeooo:rsid="003c37b9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75" style:family="text">
      <style:text-properties fo:color="#6666ff" style:text-line-through-style="none" style:text-line-through-type="none" style:font-name="Times New Roman" fo:font-size="12pt" fo:font-style="normal" style:text-underline-style="none" fo:font-weight="normal" officeooo:rsid="003d3f1b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76" style:family="text">
      <style:text-properties fo:color="#6666ff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77" style:family="text">
      <style:text-properties fo:color="#6666ff" style:text-line-through-style="none" style:text-line-through-type="none" fo:font-style="normal" fo:font-weight="normal" style:font-style-asian="normal" style:font-weight-asian="normal" style:font-name-complex="ACaslonPro-Regular" style:font-style-complex="normal" style:font-weight-complex="normal"/>
    </style:style>
    <style:style style:name="T78" style:family="text">
      <style:text-properties fo:color="#6666ff" style:text-line-through-style="none" style:text-line-through-type="none" fo:font-style="normal" fo:font-weight="normal" officeooo:rsid="001149fb" style:font-style-asian="normal" style:font-weight-asian="normal" style:font-name-complex="ACaslonPro-Regular" style:font-style-complex="normal" style:font-weight-complex="normal"/>
    </style:style>
    <style:style style:name="T79" style:family="text">
      <style:text-properties fo:color="#6666ff" style:text-line-through-style="none" style:text-line-through-type="none" fo:font-style="normal" fo:font-weight="normal" officeooo:rsid="003baf1d" style:font-style-asian="normal" style:font-weight-asian="normal" style:font-name-complex="ACaslonPro-Regular" style:font-style-complex="normal" style:font-weight-complex="normal"/>
    </style:style>
    <style:style style:name="T80" style:family="text">
      <style:text-properties fo:color="#6666ff" style:text-line-through-style="none" style:text-line-through-type="none" fo:font-style="normal" fo:font-weight="normal" officeooo:rsid="003c37b9" style:font-style-asian="normal" style:font-weight-asian="normal" style:font-name-complex="ACaslonPro-Regular" style:font-style-complex="normal" style:font-weight-complex="normal"/>
    </style:style>
    <style:style style:name="T81" style:family="text">
      <style:text-properties officeooo:rsid="001ef9ed"/>
    </style:style>
    <style:style style:name="T82" style:family="text">
      <style:text-properties fo:color="#3f7f5f" style:font-name="Courier New1" fo:font-size="10pt" style:font-size-asian="10pt"/>
    </style:style>
    <style:style style:name="T83" style:family="text">
      <style:text-properties style:use-window-font-color="true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84" style:family="text">
      <style:text-properties style:use-window-font-color="true" style:text-line-through-style="none" style:text-line-through-type="none" style:font-name="Times New Roman" fo:font-size="12pt" fo:font-style="normal" style:text-underline-style="none" fo:font-weight="normal" officeooo:rsid="00398adc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85" style:family="text">
      <style:text-properties style:use-window-font-color="true" style:text-line-through-style="none" style:text-line-through-type="none" style:font-name="Times New Roman" fo:font-size="12pt" fo:font-style="italic" style:text-underline-style="none" fo:font-weight="normal" officeooo:rsid="00398adc" style:font-name-asian="Times New Roman" style:font-size-asian="12pt" style:font-style-asian="italic" style:font-weight-asian="normal" style:font-name-complex="ACaslonPro-Regular" style:font-size-complex="12pt" style:font-style-complex="italic" style:font-weight-complex="normal"/>
    </style:style>
    <style:style style:name="T86" style:family="text">
      <style:text-properties style:use-window-font-color="true" style:text-line-through-style="none" style:text-line-through-type="none" style:text-position="super 58%" style:font-name="Times New Roman" fo:font-size="12pt" fo:font-style="italic" style:text-underline-style="none" fo:font-weight="normal" officeooo:rsid="00398adc" style:font-name-asian="Times New Roman" style:font-size-asian="12pt" style:font-style-asian="italic" style:font-weight-asian="normal" style:font-name-complex="ACaslonPro-Regular" style:font-size-complex="12pt" style:font-style-complex="italic" style:font-weight-complex="normal"/>
    </style:style>
    <style:style style:name="T87" style:family="text">
      <style:text-properties style:font-name="Courier New1" fo:font-size="10pt" style:font-size-asian="10pt"/>
    </style:style>
    <style:style style:name="T88" style:family="text">
      <style:text-properties officeooo:rsid="003a4c9e"/>
    </style:style>
    <style:style style:name="T89" style:family="text">
      <style:text-properties officeooo:rsid="00394cf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N5<text:span text:style-name="T62">84</text:span> – <text:span text:style-name="T62">Projeto e Análise de Algoritmos</text:span></text:p>
      <text:p text:style-name="P7">Prof. Napoleão Nepomuceno</text:p>
      <text:p text:style-name="P7"/>
      <text:p text:style-name="P8">Atividade Computacional <text:span text:style-name="T81">VI</text:span></text:p>
      <text:p text:style-name="P6"/>
      <text:p text:style-name="P11"><text:span text:style-name="T57">Exercício</text:span><text:span text:style-name="T56"> 1</text:span></text:p>
      <text:p text:style-name="P1"/>
      <text:p text:style-name="P10"><text:span text:style-name="T70">Passo 1:</text:span><text:span text:style-name="T33"> Implementar o seguinte código em Java </text:span><text:span text:style-name="T23">ou equivalente em outra linguagem de programação.</text:span></text:p>
      <text:p text:style-name="P37"><text:span text:style-name="T69"/></text:p>
      <text:p text:style-name="P37"><text:span text:style-name="T64">public</text:span><text:span text:style-name="T54"> </text:span><text:span text:style-name="T63">class</text:span><text:span text:style-name="T54"> Imprime {</text:span></text:p>
      <text:p text:style-name="P46"><text:span text:style-name="T54"><text:tab/></text:span><text:span text:style-name="T63">public</text:span><text:span text:style-name="T54"> </text:span><text:span text:style-name="T63">static</text:span><text:span text:style-name="T54"> </text:span><text:span text:style-name="T63">void</text:span><text:span text:style-name="T54"> main(String[] </text:span><text:span text:style-name="T65">args</text:span><text:span text:style-name="T54">) {</text:span></text:p>
      <text:p text:style-name="P46"><text:span text:style-name="T54"><text:tab/><text:tab/>System.</text:span><text:span text:style-name="T66">out</text:span><text:span text:style-name="T54">.println(</text:span><text:span text:style-name="T68">"Imprime1"</text:span><text:span text:style-name="T54">);</text:span></text:p>
      <text:p text:style-name="P46"><text:span text:style-name="T54"><text:tab/><text:tab/></text:span><text:span text:style-name="T55">imprime1</text:span><text:span text:style-name="T54">(64);</text:span></text:p>
      <text:p text:style-name="P46"><text:span text:style-name="T54"><text:tab/><text:tab/>System.</text:span><text:span text:style-name="T66">out</text:span><text:span text:style-name="T54">.println(</text:span><text:span text:style-name="T68">"Imprime2"</text:span><text:span text:style-name="T54">);</text:span></text:p>
      <text:p text:style-name="P46"><text:span text:style-name="T54"><text:tab/><text:tab/></text:span><text:span text:style-name="T55">imprime2</text:span><text:span text:style-name="T54">(64);</text:span></text:p>
      <text:p text:style-name="P46"><text:span text:style-name="T54"><text:tab/>}</text:span></text:p>
      <text:p text:style-name="P46"><text:span text:style-name="T54"><text:tab/></text:span></text:p>
      <text:p text:style-name="P46"><text:span text:style-name="T54"><text:tab/></text:span><text:span text:style-name="T63">static</text:span><text:span text:style-name="T54"> </text:span><text:span text:style-name="T63">void</text:span><text:span text:style-name="T54"> imprime1(</text:span><text:span text:style-name="T63">int</text:span><text:span text:style-name="T54"> </text:span><text:span text:style-name="T65">n</text:span><text:span text:style-name="T54">) {</text:span></text:p>
      <text:p text:style-name="P46"><text:span text:style-name="T54"><text:tab/><text:tab/></text:span><text:span text:style-name="T63">if</text:span><text:span text:style-name="T54"> (</text:span><text:span text:style-name="T65">n</text:span><text:span text:style-name="T54"> != 1) {</text:span></text:p>
      <text:p text:style-name="P46"><text:span text:style-name="T54"><text:tab/><text:tab/><text:tab/></text:span><text:span text:style-name="T63">for</text:span><text:span text:style-name="T54"> (</text:span><text:span text:style-name="T63">int</text:span><text:span text:style-name="T54"> </text:span><text:span text:style-name="T65">i</text:span><text:span text:style-name="T54"> = 1; </text:span><text:span text:style-name="T65">i</text:span><text:span text:style-name="T54"> &lt;= Math.</text:span><text:span text:style-name="T55">sqrt</text:span><text:span text:style-name="T54">(</text:span><text:span text:style-name="T65">n</text:span><text:span text:style-name="T54">); </text:span><text:span text:style-name="T65">i</text:span><text:span text:style-name="T54">++) {</text:span></text:p>
      <text:p text:style-name="P46"><text:span text:style-name="T54"><text:tab/><text:tab/><text:tab/><text:tab/>System.</text:span><text:span text:style-name="T66">out</text:span><text:span text:style-name="T54">.printf(</text:span><text:span text:style-name="T68">"%5d"</text:span><text:span text:style-name="T54">, </text:span><text:span text:style-name="T65">i</text:span><text:span text:style-name="T54">);</text:span></text:p>
      <text:p text:style-name="P46"><text:span text:style-name="T54"><text:tab/><text:tab/><text:tab/>}</text:span></text:p>
      <text:p text:style-name="P46"><text:span text:style-name="T54"><text:tab/><text:tab/><text:tab/>System.</text:span><text:span text:style-name="T66">out</text:span><text:span text:style-name="T54">.println();</text:span></text:p>
      <text:p text:style-name="P46"><text:span text:style-name="T54"><text:tab/><text:tab/><text:tab/></text:span><text:span text:style-name="T55">imprime1</text:span><text:span text:style-name="T54">(</text:span><text:span text:style-name="T65">n</text:span><text:span text:style-name="T54">/2);</text:span></text:p>
      <text:p text:style-name="P46"><text:span text:style-name="T54"><text:tab/><text:tab/>}</text:span></text:p>
      <text:p text:style-name="P46"><text:span text:style-name="T54"><text:tab/>}</text:span></text:p>
      <text:p text:style-name="P48"/>
      <text:p text:style-name="P46"><text:span text:style-name="T54"><text:tab/></text:span><text:span text:style-name="T63">static</text:span><text:span text:style-name="T54"> </text:span><text:span text:style-name="T63">void</text:span><text:span text:style-name="T54"> imprime2(</text:span><text:span text:style-name="T63">int</text:span><text:span text:style-name="T54"> </text:span><text:span text:style-name="T65">n</text:span><text:span text:style-name="T54">) {</text:span></text:p>
      <text:p text:style-name="P46"><text:span text:style-name="T54"><text:tab/><text:tab/></text:span><text:span text:style-name="T63">if</text:span><text:span text:style-name="T54"> (</text:span><text:span text:style-name="T65">n</text:span><text:span text:style-name="T54"> != 1) {</text:span></text:p>
      <text:p text:style-name="P46"><text:span text:style-name="T54"><text:tab/><text:tab/><text:tab/></text:span><text:span text:style-name="T63">for</text:span><text:span text:style-name="T54"> (</text:span><text:span text:style-name="T63">int</text:span><text:span text:style-name="T54"> </text:span><text:span text:style-name="T65">i</text:span><text:span text:style-name="T54"> = 1; </text:span><text:span text:style-name="T65">i</text:span><text:span text:style-name="T54"> &lt;= Math.</text:span><text:span text:style-name="T55">sqrt</text:span><text:span text:style-name="T54">(</text:span><text:span text:style-name="T65">n</text:span><text:span text:style-name="T54">); </text:span><text:span text:style-name="T65">i</text:span><text:span text:style-name="T54">++) {</text:span></text:p>
      <text:p text:style-name="P46"><text:span text:style-name="T54"><text:tab/><text:tab/><text:tab/><text:tab/>System.</text:span><text:span text:style-name="T66">out</text:span><text:span text:style-name="T54">.printf(</text:span><text:span text:style-name="T68">"%5d"</text:span><text:span text:style-name="T54">, </text:span><text:span text:style-name="T65">i</text:span><text:span text:style-name="T54">);</text:span></text:p>
      <text:p text:style-name="P46"><text:span text:style-name="T54"><text:tab/><text:tab/><text:tab/>}</text:span></text:p>
      <text:p text:style-name="P46"><text:span text:style-name="T54"><text:tab/><text:tab/><text:tab/>System.</text:span><text:span text:style-name="T66">out</text:span><text:span text:style-name="T54">.println();</text:span></text:p>
      <text:p text:style-name="P46"><text:span text:style-name="T54"><text:tab/><text:tab/><text:tab/></text:span><text:span text:style-name="T55">imprime2</text:span><text:span text:style-name="T54">(</text:span><text:span text:style-name="T65">n</text:span><text:span text:style-name="T54">/2);</text:span></text:p>
      <text:p text:style-name="P46"><text:span text:style-name="T54"><text:tab/><text:tab/><text:tab/></text:span><text:span text:style-name="T55">imprime2</text:span><text:span text:style-name="T54">(</text:span><text:span text:style-name="T65">n</text:span><text:span text:style-name="T54">/2);</text:span></text:p>
      <text:p text:style-name="P46"><text:span text:style-name="T54"><text:tab/><text:tab/>}</text:span></text:p>
      <text:p text:style-name="P46"><text:span text:style-name="T54"><text:tab/>}</text:span></text:p>
      <text:p text:style-name="P46"><text:span text:style-name="T54"><text:tab/></text:span></text:p>
      <text:p text:style-name="P46"><text:span text:style-name="T54">}</text:span></text:p>
      <text:p text:style-name="P37"><text:span text:style-name="T69"/></text:p>
      <text:p text:style-name="P37"><text:span text:style-name="T69">Passo </text:span><text:span text:style-name="T73">2</text:span><text:span text:style-name="T69">:</text:span><text:span text:style-name="T32"> </text:span><text:span text:style-name="T24">Executar o código </text:span><text:span text:style-name="T25">e </text:span><text:span text:style-name="T30">observar o resultado</text:span><text:span text:style-name="T24">.</text:span></text:p>
      <text:p text:style-name="P5"/>
      <text:p text:style-name="P38"><text:span text:style-name="T69">Passo </text:span><text:span text:style-name="T74">3</text:span><text:span text:style-name="T69">:</text:span><text:span text:style-name="T32"> </text:span><text:span text:style-name="T30">Monte a árvore de chamadas recursivas da função </text:span><text:span text:style-name="T44">imprime1</text:span><text:span text:style-name="T24">, </text:span><text:span text:style-name="T30">indicando a ordem das chamadas.</text:span></text:p>
      <text:p text:style-name="P38"><text:span text:style-name="T24"/></text:p>
      <text:p text:style-name="P44"><text:span text:style-name="T22"><text:s text:c="63"/>imprime1(64) </text:span><text:span text:style-name="T76">1</text:span></text:p>
      <text:p text:style-name="P44"><text:span text:style-name="T22"><text:s text:c="63"/>imprime1(32) </text:span><text:span text:style-name="T76">2</text:span></text:p>
      <text:p text:style-name="P44"><text:span text:style-name="T22">...</text:span></text:p>
      <text:p text:style-name="P19"/>
      <text:p text:style-name="P38"><text:span text:style-name="T69">Passo </text:span><text:span text:style-name="T74">4</text:span><text:span text:style-name="T69">:</text:span><text:span text:style-name="T32"> </text:span><text:span text:style-name="T30">Monte a árvore de chamadas recursivas da função </text:span><text:span text:style-name="T44">imprime2</text:span><text:span text:style-name="T24">.</text:span></text:p>
      <text:p text:style-name="P38"><text:span text:style-name="T24"/></text:p>
      <text:p text:style-name="P44"><text:span text:style-name="T22"><text:s text:c="63"/>imprime2(64) </text:span><text:span text:style-name="T76">1</text:span></text:p>
      <text:p text:style-name="P44"><text:span text:style-name="T22"><text:s text:c="22"/>imprime2(32) </text:span><text:span text:style-name="T76">2</text:span><text:span text:style-name="T22"> <text:s text:c="62"/>imprime2(32)</text:span></text:p>
      <text:p text:style-name="P44"><text:span text:style-name="T22">...</text:span></text:p>
      <text:p text:style-name="P42"><text:span text:style-name="T24"/></text:p>
      <text:p text:style-name="P42"><text:span text:style-name="T78">Passo </text:span><text:span text:style-name="T80">5</text:span><text:span text:style-name="T78">:</text:span><text:span text:style-name="T8"> </text:span><text:span text:style-name="T3">Qual a equação de recorrência</text:span><text:span text:style-name="T2"> </text:span><text:span text:style-name="T4">da </text:span><text:span text:style-name="T5">função</text:span><text:span text:style-name="T4"> </text:span><text:span text:style-name="T14">imprime</text:span><text:span text:style-name="T15">1</text:span><text:span text:style-name="T3">?</text:span></text:p>
      <text:p text:style-name="P4"/>
      <text:p text:style-name="P9"><text:span text:style-name="T78">Passo </text:span><text:span text:style-name="T80">6</text:span><text:span text:style-name="T78">:</text:span><text:span text:style-name="T8"> </text:span><text:span text:style-name="T11">Resolva a equação de recorrência da função </text:span><text:span text:style-name="T19">imprime</text:span><text:span text:style-name="T20">1</text:span><text:span text:style-name="T10"> </text:span><text:span text:style-name="T11">pelo teorema mestre.</text:span></text:p>
      <text:p text:style-name="P28"/>
      <text:p text:style-name="P42"><text:span text:style-name="T78">Passo </text:span><text:span text:style-name="T80">7</text:span><text:span text:style-name="T78">:</text:span><text:span text:style-name="T8"> </text:span><text:span text:style-name="T3">Qual a equação de recorrência</text:span><text:span text:style-name="T2"> </text:span><text:span text:style-name="T4">da </text:span><text:span text:style-name="T5">função</text:span><text:span text:style-name="T4"> </text:span><text:span text:style-name="T14">imprime</text:span><text:span text:style-name="T16">2</text:span><text:span text:style-name="T3">?</text:span></text:p>
      <text:p text:style-name="P22"/>
      <text:p text:style-name="P38"><text:span text:style-name="T71">Passo </text:span><text:span text:style-name="T74">8</text:span><text:span text:style-name="T71">:</text:span><text:span text:style-name="T24"> </text:span><text:span text:style-name="T29">Resolva a equação de recorrência da função </text:span><text:span text:style-name="T45">imprime</text:span><text:span text:style-name="T47">2</text:span><text:span text:style-name="T31"> </text:span><text:span text:style-name="T29">pelo teorema mestre.</text:span></text:p>
      <text:p text:style-name="P50"><text:span text:style-name="T57">Exercício</text:span><text:span text:style-name="T56"> </text:span><text:span text:style-name="T60">2</text:span></text:p>
      <text:p text:style-name="P31"/>
      <text:p text:style-name="P36"><text:span text:style-name="T70">Passo 1:</text:span><text:span text:style-name="T33"> Implementar o seguinte código em Java </text:span><text:span text:style-name="T23">ou equivalente em outra linguagem de programação.</text:span></text:p>
      <text:p text:style-name="P33"/>
      <text:p text:style-name="P15"><text:span text:style-name="T63">import</text:span><text:span text:style-name="T87"> java.util.Random;</text:span></text:p>
      <text:p text:style-name="P49"/>
      <text:p text:style-name="P47"><text:span text:style-name="T63">public</text:span><text:span text:style-name="T54"> </text:span><text:span text:style-name="T63">class</text:span><text:span text:style-name="T54"> Soma {</text:span></text:p>
      <text:p text:style-name="P47"><text:span text:style-name="T54"><text:tab/></text:span><text:span text:style-name="T63">public</text:span><text:span text:style-name="T54"> </text:span><text:span text:style-name="T63">static</text:span><text:span text:style-name="T54"> </text:span><text:span text:style-name="T63">void</text:span><text:span text:style-name="T54"> main(String[] </text:span><text:span text:style-name="T65">args</text:span><text:span text:style-name="T54">) {</text:span></text:p>
      <text:p text:style-name="P47"><text:span text:style-name="T54"><text:tab/><text:tab/></text:span><text:span text:style-name="T63">int</text:span><text:span text:style-name="T54">[] </text:span><text:span text:style-name="T65">A</text:span><text:span text:style-name="T54">;</text:span></text:p>
      <text:p text:style-name="P47"><text:span text:style-name="T54"><text:tab/><text:tab/></text:span><text:span text:style-name="T63">int</text:span><text:span text:style-name="T54"> </text:span><text:span text:style-name="T65">n</text:span><text:span text:style-name="T54"> = 100;</text:span></text:p>
      <text:p text:style-name="P47"><text:span text:style-name="T54"><text:tab/><text:tab/>System.</text:span><text:span text:style-name="T66">out</text:span><text:span text:style-name="T54">.printf(</text:span><text:span text:style-name="T68">"%10s%10s\n"</text:span><text:span text:style-name="T54">, </text:span><text:span text:style-name="T68">"soma1"</text:span><text:span text:style-name="T54">, </text:span><text:span text:style-name="T68">"soma2"</text:span><text:span text:style-name="T54">);</text:span></text:p>
      <text:p text:style-name="P47"><text:span text:style-name="T54"><text:tab/><text:tab/>System.</text:span><text:span text:style-name="T66">out</text:span><text:span text:style-name="T54">.println(</text:span><text:span text:style-name="T68">"--------------------"</text:span><text:span text:style-name="T54">);</text:span></text:p>
      <text:p text:style-name="P47"><text:span text:style-name="T54"><text:tab/><text:tab/></text:span><text:span text:style-name="T65">A</text:span><text:span text:style-name="T54"> = </text:span><text:span text:style-name="T55">criaVetorAleatorio</text:span><text:span text:style-name="T54">(</text:span><text:span text:style-name="T65">n</text:span><text:span text:style-name="T54">);</text:span></text:p>
      <text:p text:style-name="P47"><text:span text:style-name="T54"><text:tab/><text:tab/>System.</text:span><text:span text:style-name="T66">out</text:span><text:span text:style-name="T54">.printf(</text:span><text:span text:style-name="T68">"%10d%10d\n"</text:span><text:span text:style-name="T54">, </text:span><text:span text:style-name="T55">soma1</text:span><text:span text:style-name="T54">(</text:span><text:span text:style-name="T65">A</text:span><text:span text:style-name="T54">), </text:span><text:span text:style-name="T55">soma2</text:span><text:span text:style-name="T54">(</text:span><text:span text:style-name="T65">A</text:span><text:span text:style-name="T54">, 0, </text:span><text:span text:style-name="T65">n</text:span><text:span text:style-name="T54">-1));</text:span></text:p>
      <text:p text:style-name="P47"><text:span text:style-name="T54"><text:tab/>}</text:span></text:p>
      <text:p text:style-name="P47"><text:span text:style-name="T54"><text:tab/></text:span></text:p>
      <text:p text:style-name="P47"><text:span text:style-name="T54"><text:tab/></text:span><text:span text:style-name="T63">static</text:span><text:span text:style-name="T54"> </text:span><text:span text:style-name="T63">int</text:span><text:span text:style-name="T54">[] criaVetorAleatorio (</text:span><text:span text:style-name="T63">int</text:span><text:span text:style-name="T54"> </text:span><text:span text:style-name="T65">n</text:span><text:span text:style-name="T54">) {</text:span></text:p>
      <text:p text:style-name="P47"><text:span text:style-name="T54"><text:tab/><text:tab/>Random </text:span><text:span text:style-name="T65">randomGenerator</text:span><text:span text:style-name="T54"> = </text:span><text:span text:style-name="T63">new</text:span><text:span text:style-name="T54"> Random();</text:span></text:p>
      <text:p text:style-name="P47"><text:span text:style-name="T54"><text:tab/><text:tab/></text:span><text:span text:style-name="T63">int</text:span><text:span text:style-name="T54">[] </text:span><text:span text:style-name="T65">A</text:span><text:span text:style-name="T54"> = </text:span><text:span text:style-name="T63">new</text:span><text:span text:style-name="T54"> </text:span><text:span text:style-name="T63">int</text:span><text:span text:style-name="T54">[</text:span><text:span text:style-name="T65">n</text:span><text:span text:style-name="T54">];</text:span></text:p>
      <text:p text:style-name="P47"><text:span text:style-name="T54"><text:tab/><text:tab/></text:span><text:span text:style-name="T63">for</text:span><text:span text:style-name="T54"> (</text:span><text:span text:style-name="T63">int</text:span><text:span text:style-name="T54"> </text:span><text:span text:style-name="T65">i</text:span><text:span text:style-name="T54"> = 0; </text:span><text:span text:style-name="T65">i</text:span><text:span text:style-name="T54"> &lt; </text:span><text:span text:style-name="T65">n</text:span><text:span text:style-name="T54">; </text:span><text:span text:style-name="T65">i</text:span><text:span text:style-name="T54">++) {</text:span></text:p>
      <text:p text:style-name="P47"><text:span text:style-name="T54"><text:tab/><text:tab/><text:tab/></text:span><text:span text:style-name="T65">A</text:span><text:span text:style-name="T54">[</text:span><text:span text:style-name="T65">i</text:span><text:span text:style-name="T54">] = </text:span><text:span text:style-name="T65">randomGenerator</text:span><text:span text:style-name="T54">.nextInt(100*</text:span><text:span text:style-name="T65">n</text:span><text:span text:style-name="T54">);</text:span></text:p>
      <text:p text:style-name="P47"><text:span text:style-name="T54"><text:tab/><text:tab/>}</text:span></text:p>
      <text:p text:style-name="P47"><text:span text:style-name="T54"><text:tab/><text:tab/></text:span><text:span text:style-name="T63">return</text:span><text:span text:style-name="T54"> </text:span><text:span text:style-name="T65">A</text:span><text:span text:style-name="T54">;</text:span></text:p>
      <text:p text:style-name="P47"><text:span text:style-name="T54"><text:tab/>}</text:span></text:p>
      <text:p text:style-name="P47"><text:span text:style-name="T54"><text:tab/></text:span></text:p>
      <text:p text:style-name="P47"><text:span text:style-name="T54"><text:tab/></text:span><text:span text:style-name="T63">static</text:span><text:span text:style-name="T54"> </text:span><text:span text:style-name="T63">int</text:span><text:span text:style-name="T54"> soma1(</text:span><text:span text:style-name="T63">int</text:span><text:span text:style-name="T54">[] </text:span><text:span text:style-name="T65">A</text:span><text:span text:style-name="T54">) {</text:span></text:p>
      <text:p text:style-name="P47"><text:span text:style-name="T54"><text:tab/><text:tab/></text:span><text:span text:style-name="T63">int</text:span><text:span text:style-name="T54"> </text:span><text:span text:style-name="T65">soma</text:span><text:span text:style-name="T54"> = 0;</text:span></text:p>
      <text:p text:style-name="P47"><text:span text:style-name="T54"><text:tab/><text:tab/></text:span><text:span text:style-name="T63">for</text:span><text:span text:style-name="T54"> (</text:span><text:span text:style-name="T63">int</text:span><text:span text:style-name="T54"> </text:span><text:span text:style-name="T65">i</text:span><text:span text:style-name="T54"> = 0; </text:span><text:span text:style-name="T65">i</text:span><text:span text:style-name="T54"> &lt; </text:span><text:span text:style-name="T65">A</text:span><text:span text:style-name="T54">.</text:span><text:span text:style-name="T67">length</text:span><text:span text:style-name="T54">; </text:span><text:span text:style-name="T65">i</text:span><text:span text:style-name="T54">++) {</text:span></text:p>
      <text:p text:style-name="P47"><text:span text:style-name="T54"><text:tab/><text:tab/><text:tab/></text:span><text:span text:style-name="T65">soma</text:span><text:span text:style-name="T54"> += </text:span><text:span text:style-name="T65">A</text:span><text:span text:style-name="T54">[</text:span><text:span text:style-name="T65">i</text:span><text:span text:style-name="T54">];</text:span></text:p>
      <text:p text:style-name="P47"><text:span text:style-name="T54"><text:tab/><text:tab/>}</text:span></text:p>
      <text:p text:style-name="P47"><text:span text:style-name="T54"><text:tab/><text:tab/></text:span><text:span text:style-name="T63">return</text:span><text:span text:style-name="T54"> </text:span><text:span text:style-name="T65">soma</text:span><text:span text:style-name="T54">;</text:span></text:p>
      <text:p text:style-name="P47"><text:span text:style-name="T54"><text:tab/>}</text:span></text:p>
      <text:p text:style-name="P49"/>
      <text:p text:style-name="P47"><text:span text:style-name="T54"><text:tab/></text:span><text:span text:style-name="T63">static</text:span><text:span text:style-name="T54"> </text:span><text:span text:style-name="T63">int</text:span><text:span text:style-name="T54"> soma2(</text:span><text:span text:style-name="T63">int</text:span><text:span text:style-name="T54">[] </text:span><text:span text:style-name="T65">A</text:span><text:span text:style-name="T54">, </text:span><text:span text:style-name="T63">int</text:span><text:span text:style-name="T54"> </text:span><text:span text:style-name="T65">i</text:span><text:span text:style-name="T54">, </text:span><text:span text:style-name="T63">int</text:span><text:span text:style-name="T54"> </text:span><text:span text:style-name="T65">f</text:span><text:span text:style-name="T54">) {</text:span></text:p>
      <text:p text:style-name="P47"><text:span text:style-name="T54"><text:tab/><text:tab/></text:span><text:span text:style-name="T82">//to do</text:span></text:p>
      <text:p text:style-name="P47"><text:span text:style-name="T54"><text:tab/>}</text:span></text:p>
      <text:p text:style-name="P47"><text:span text:style-name="T54">}</text:span></text:p>
      <text:p text:style-name="P15"><text:span text:style-name="T53"/></text:p>
      <text:p text:style-name="P36"><text:span text:style-name="T71">Passo </text:span><text:span text:style-name="T72">2</text:span><text:span text:style-name="T71">:</text:span><text:span text:style-name="T24"> </text:span><text:span text:style-name="T27">Realiz</text:span><text:span text:style-name="T26">e</text:span><text:span text:style-name="T27"> a análise de complexidade </text:span><text:span text:style-name="T28">para a função </text:span><text:span text:style-name="T43">soma1</text:span><text:span text:style-name="T27">.</text:span></text:p>
      <text:p text:style-name="P16"><text:span text:style-name="T7"/></text:p>
      <text:p text:style-name="P36"><text:span text:style-name="T71">Passo </text:span><text:span text:style-name="T72">3</text:span><text:span text:style-name="T71">:</text:span><text:span text:style-name="T32"> </text:span><text:span text:style-name="T34">Implementar o código para </text:span><text:span text:style-name="T35">a função recursiva</text:span><text:span text:style-name="T34"> </text:span><text:span text:style-name="T41">soma2</text:span><text:span text:style-name="T35">.</text:span></text:p>
      <text:p text:style-name="P26"/>
      <text:p text:style-name="P24">Se i <text:span text:style-name="T88">=</text:span> f, <text:span text:style-name="T88">retornar elemento da posição i</text:span>;</text:p>
      <text:p text:style-name="P25">Senão, c<text:span text:style-name="T89">alcular o ponto médio m = (i + f) / 2 e aplicar o método de divisão e conquista.</text:span></text:p>
      <text:p text:style-name="P26"><text:span text:style-name="T48"/></text:p>
      <text:p text:style-name="P41"><text:span text:style-name="T77">Passo </text:span><text:span text:style-name="T79">4</text:span><text:span text:style-name="T77">:</text:span><text:span text:style-name="T1"> </text:span><text:span text:style-name="T8">Executar o código </text:span><text:span text:style-name="T9">e </text:span><text:span text:style-name="T8">preencher o resultado </text:span><text:span text:style-name="T11">abaixo</text:span><text:span text:style-name="T8">.</text:span></text:p>
      <text:p text:style-name="P18"/>
      <text:p text:style-name="P41"><text:span text:style-name="T78">Passo </text:span><text:span text:style-name="T79">5</text:span><text:span text:style-name="T78">:</text:span><text:span text:style-name="T8"> </text:span><text:span text:style-name="T3">Qual a equação de recorrência</text:span><text:span text:style-name="T2"> </text:span><text:span text:style-name="T4">da </text:span><text:span text:style-name="T5">função</text:span><text:span text:style-name="T4"> </text:span><text:span text:style-name="T13">soma2</text:span><text:span text:style-name="T3">?</text:span></text:p>
      <text:p text:style-name="P21"/>
      <text:p text:style-name="P41"><text:span text:style-name="T78">Passo </text:span><text:span text:style-name="T79">6</text:span><text:span text:style-name="T78">:</text:span><text:span text:style-name="T8"> </text:span><text:span text:style-name="T11">Resolva a equação de recorrência da função </text:span><text:span text:style-name="T18">soma2</text:span><text:span text:style-name="T10"> </text:span><text:span text:style-name="T11">pelo teorema mestre.</text:span></text:p>
      <text:p text:style-name="P29"/>
      <text:p text:style-name="P41"><text:span text:style-name="T78">Passo </text:span><text:span text:style-name="T79">7</text:span><text:span text:style-name="T78">:</text:span><text:span text:style-name="T8"> </text:span><text:span text:style-name="T50">Qual função é assintoticamente mais eficiente</text:span><text:span text:style-name="T49">?</text:span></text:p>
      <text:p text:style-name="P29"/>
      <text:p text:style-name="P51"><text:span text:style-name="T57">Exercício</text:span><text:span text:style-name="T56"> </text:span><text:span text:style-name="T61">3</text:span></text:p>
      <text:p text:style-name="P32"/>
      <text:p text:style-name="P39"><text:span text:style-name="T70">Passo 1:</text:span><text:span text:style-name="T33"> Implementar o seguinte código em Java </text:span><text:span text:style-name="T23">ou equivalente em outra linguagem de programação.</text:span></text:p>
      <text:p text:style-name="P39"><text:span text:style-name="T23"/></text:p>
      <text:p text:style-name="P34"><text:span text:style-name="T63">import</text:span><text:span text:style-name="T87"> java.util.Scanner;</text:span></text:p>
      <text:p text:style-name="P46"><text:span text:style-name="T63">public</text:span><text:span text:style-name="T54"> </text:span><text:span text:style-name="T63">class</text:span><text:span text:style-name="T54"> Potencia {</text:span></text:p>
      <text:p text:style-name="P46"><text:span text:style-name="T54"><text:tab/></text:span><text:span text:style-name="T63">public</text:span><text:span text:style-name="T54"> </text:span><text:span text:style-name="T63">static</text:span><text:span text:style-name="T54"> </text:span><text:span text:style-name="T63">void</text:span><text:span text:style-name="T54"> main(String[] </text:span><text:span text:style-name="T65">args</text:span><text:span text:style-name="T54">) {</text:span></text:p>
      <text:p text:style-name="P46"><text:span text:style-name="T54"><text:tab/><text:tab/>Scanner </text:span><text:span text:style-name="T65">scanner</text:span><text:span text:style-name="T54"> = </text:span><text:span text:style-name="T63">new</text:span><text:span text:style-name="T54"> Scanner(System.</text:span><text:span text:style-name="T66">in</text:span><text:span text:style-name="T54">);</text:span></text:p>
      <text:p text:style-name="P46"><text:span text:style-name="T54"><text:tab/><text:tab/>System.</text:span><text:span text:style-name="T66">out</text:span><text:span text:style-name="T54">.print(</text:span><text:span text:style-name="T68">"Informe a: "</text:span><text:span text:style-name="T54">);</text:span></text:p>
      <text:p text:style-name="P46"><text:span text:style-name="T54"><text:tab/><text:tab/></text:span><text:span text:style-name="T63">int</text:span><text:span text:style-name="T54"> </text:span><text:span text:style-name="T65">a</text:span><text:span text:style-name="T54"> = </text:span><text:span text:style-name="T65">scanner</text:span><text:span text:style-name="T54">.nextInt();</text:span></text:p>
      <text:p text:style-name="P46"><text:span text:style-name="T54"><text:tab/><text:tab/>System.</text:span><text:span text:style-name="T66">out</text:span><text:span text:style-name="T54">.print(</text:span><text:span text:style-name="T68">"Informe b: "</text:span><text:span text:style-name="T54">);</text:span></text:p>
      <text:p text:style-name="P46"><text:span text:style-name="T54"><text:tab/><text:tab/></text:span><text:span text:style-name="T63">int</text:span><text:span text:style-name="T54"> </text:span><text:span text:style-name="T65">b</text:span><text:span text:style-name="T54"> = </text:span><text:span text:style-name="T65">scanner</text:span><text:span text:style-name="T54">.nextInt();</text:span></text:p>
      <text:p text:style-name="P46"><text:span text:style-name="T54"><text:tab/><text:tab/></text:span><text:span text:style-name="T65">scanner</text:span><text:span text:style-name="T54">.close();</text:span></text:p>
      <text:p text:style-name="P46"><text:span text:style-name="T54"><text:tab/><text:tab/>System.</text:span><text:span text:style-name="T66">out</text:span><text:span text:style-name="T54">.printf(</text:span><text:span text:style-name="T68">"%15s%15s\n"</text:span><text:span text:style-name="T54">, </text:span><text:span text:style-name="T68">"potencia1"</text:span><text:span text:style-name="T54">, </text:span><text:span text:style-name="T68">"potencia2"</text:span><text:span text:style-name="T54">);</text:span></text:p>
      <text:p text:style-name="P46"><text:span text:style-name="T54"><text:tab/><text:tab/>System.</text:span><text:span text:style-name="T66">out</text:span><text:span text:style-name="T54">.println(</text:span><text:span text:style-name="T68">"------------------------------"</text:span><text:span text:style-name="T54">);</text:span></text:p>
      <text:p text:style-name="P46"><text:span text:style-name="T54"><text:tab/><text:tab/>System.</text:span><text:span text:style-name="T66">out</text:span><text:span text:style-name="T54">.printf(</text:span><text:span text:style-name="T68">"%15d%15d\n"</text:span><text:span text:style-name="T54">, </text:span><text:span text:style-name="T55">potencia1</text:span><text:span text:style-name="T54">(</text:span><text:span text:style-name="T65">a</text:span><text:span text:style-name="T54">, </text:span><text:span text:style-name="T65">b</text:span><text:span text:style-name="T54">), </text:span><text:span text:style-name="T55">potencia2</text:span><text:span text:style-name="T54">(</text:span><text:span text:style-name="T65">a</text:span><text:span text:style-name="T54">, </text:span><text:span text:style-name="T65">b</text:span><text:span text:style-name="T54">));</text:span></text:p>
      <text:p text:style-name="P46"><text:span text:style-name="T54"><text:tab/>}</text:span></text:p>
      <text:p text:style-name="P46"><text:span text:style-name="T54"><text:tab/></text:span></text:p>
      <text:p text:style-name="P46"><text:span text:style-name="T54"><text:tab/></text:span><text:span text:style-name="T63">static</text:span><text:span text:style-name="T54"> </text:span><text:span text:style-name="T63">long</text:span><text:span text:style-name="T54"> potencia1(</text:span><text:span text:style-name="T63">int</text:span><text:span text:style-name="T54"> </text:span><text:span text:style-name="T65">a</text:span><text:span text:style-name="T54">, </text:span><text:span text:style-name="T63">int</text:span><text:span text:style-name="T54"> </text:span><text:span text:style-name="T65">b</text:span><text:span text:style-name="T54">) {</text:span></text:p>
      <text:p text:style-name="P46"><text:span text:style-name="T54"><text:tab/><text:tab/></text:span><text:span text:style-name="T63">long</text:span><text:span text:style-name="T54"> </text:span><text:span text:style-name="T65">potencia</text:span><text:span text:style-name="T54"> = 1;</text:span></text:p>
      <text:p text:style-name="P46"><text:span text:style-name="T54"><text:tab/><text:tab/></text:span><text:span text:style-name="T63">for</text:span><text:span text:style-name="T54"> (</text:span><text:span text:style-name="T63">int</text:span><text:span text:style-name="T54"> </text:span><text:span text:style-name="T65">i</text:span><text:span text:style-name="T54"> = 1; </text:span><text:span text:style-name="T65">i</text:span><text:span text:style-name="T54"> &lt;= </text:span><text:span text:style-name="T65">b</text:span><text:span text:style-name="T54">; </text:span><text:span text:style-name="T65">i</text:span><text:span text:style-name="T54">++) {</text:span></text:p>
      <text:p text:style-name="P46"><text:span text:style-name="T54"><text:tab/><text:tab/><text:tab/></text:span><text:span text:style-name="T65">potencia</text:span><text:span text:style-name="T54"> = </text:span><text:span text:style-name="T65">potencia</text:span><text:span text:style-name="T54"> * </text:span><text:span text:style-name="T65">a</text:span><text:span text:style-name="T54">;</text:span></text:p>
      <text:p text:style-name="P46"><text:span text:style-name="T54"><text:tab/><text:tab/>}</text:span></text:p>
      <text:p text:style-name="P46"><text:span text:style-name="T54"><text:tab/><text:tab/></text:span><text:span text:style-name="T63">return</text:span><text:span text:style-name="T54"> </text:span><text:span text:style-name="T65">potencia</text:span><text:span text:style-name="T54">;</text:span></text:p>
      <text:p text:style-name="P46"><text:span text:style-name="T54"><text:tab/>}</text:span></text:p>
      <text:p text:style-name="P48"/>
      <text:p text:style-name="P46"><text:span text:style-name="T54"><text:tab/></text:span><text:span text:style-name="T63">static</text:span><text:span text:style-name="T54"> </text:span><text:span text:style-name="T63">long</text:span><text:span text:style-name="T54"> potencia2(</text:span><text:span text:style-name="T63">int</text:span><text:span text:style-name="T54"> </text:span><text:span text:style-name="T65">a</text:span><text:span text:style-name="T54">, </text:span><text:span text:style-name="T63">int</text:span><text:span text:style-name="T54"> </text:span><text:span text:style-name="T65">b</text:span><text:span text:style-name="T54">) {</text:span></text:p>
      <text:p text:style-name="P46"><text:span text:style-name="T54"><text:tab/><text:tab/></text:span><text:span text:style-name="T82">// to do</text:span></text:p>
      <text:p text:style-name="P46"><text:span text:style-name="T54"><text:tab/>}</text:span></text:p>
      <text:p text:style-name="P46"><text:span text:style-name="T54"><text:tab/></text:span></text:p>
      <text:p text:style-name="P46"><text:span text:style-name="T54">}</text:span></text:p>
      <text:p text:style-name="P34"><text:span text:style-name="T53"/></text:p>
      <text:p text:style-name="P39"><text:span text:style-name="T71">Passo </text:span><text:span text:style-name="T72">2</text:span><text:span text:style-name="T71">:</text:span><text:span text:style-name="T24"> </text:span><text:span text:style-name="T27">Realiz</text:span><text:span text:style-name="T26">e</text:span><text:span text:style-name="T27"> a análise de complexidade </text:span><text:span text:style-name="T28">para a função </text:span><text:span text:style-name="T46">potencia</text:span><text:span text:style-name="T43">1</text:span><text:span text:style-name="T27">.</text:span></text:p>
      <text:p text:style-name="P17"><text:span text:style-name="T7"/></text:p>
      <text:p text:style-name="P39"><text:span text:style-name="T71">Passo </text:span><text:span text:style-name="T72">3</text:span><text:span text:style-name="T71">:</text:span><text:span text:style-name="T32"> </text:span><text:span text:style-name="T34">Implementar o código para </text:span><text:span text:style-name="T35">a função recursiva</text:span><text:span text:style-name="T34"> </text:span><text:span text:style-name="T42">potencia</text:span><text:span text:style-name="T41">2</text:span><text:span text:style-name="T35">.</text:span></text:p>
      <text:p text:style-name="P39"><text:span text:style-name="T35"/></text:p>
      <text:p text:style-name="P45"><text:span text:style-name="T35">S</text:span><text:span text:style-name="T32">e b = 1, retornar a;</text:span></text:p>
      <text:p text:style-name="P45"><text:span text:style-name="T32">Senão, caso b seja par, retornar potencia2(a, b/2) * potencia2(a, b/2), do contrário, retornar potencia2(a, b/2) * potencia2(a, b/2) * a.</text:span></text:p>
      <text:p text:style-name="P27"/>
      <text:p text:style-name="P43"><text:span text:style-name="T77">Passo </text:span><text:span text:style-name="T79">4</text:span><text:span text:style-name="T77">:</text:span><text:span text:style-name="T1"> </text:span><text:span text:style-name="T8">Executar o código </text:span><text:span text:style-name="T9">e </text:span><text:span text:style-name="T8">preencher o resultado </text:span><text:span text:style-name="T11">abaixo </text:span><text:span text:style-name="T12">para sua entrada</text:span><text:span text:style-name="T8">.</text:span></text:p>
      <text:p text:style-name="P20"/>
      <text:p text:style-name="P43"><text:span text:style-name="T78">Passo </text:span><text:span text:style-name="T79">5</text:span><text:span text:style-name="T78">:</text:span><text:span text:style-name="T8"> </text:span><text:span text:style-name="T3">Qual a equação de recorrência</text:span><text:span text:style-name="T2"> </text:span><text:span text:style-name="T4">da </text:span><text:span text:style-name="T5">função</text:span><text:span text:style-name="T4"> </text:span><text:span text:style-name="T17">potencia</text:span><text:span text:style-name="T13">2</text:span><text:span text:style-name="T3">?</text:span></text:p>
      <text:p text:style-name="P23"/>
      <text:p text:style-name="P43"><text:span text:style-name="T78">Passo </text:span><text:span text:style-name="T79">6</text:span><text:span text:style-name="T78">:</text:span><text:span text:style-name="T8"> </text:span><text:span text:style-name="T11">Resolva a equação de recorrência da função </text:span><text:span text:style-name="T21">potencia</text:span><text:span text:style-name="T18">2</text:span><text:span text:style-name="T10"> </text:span><text:span text:style-name="T11">pelo teorema mestre.</text:span></text:p>
      <text:p text:style-name="P30"/>
      <text:p text:style-name="P40"><text:span text:style-name="T71">Passo </text:span><text:span text:style-name="T75">7</text:span><text:span text:style-name="T71">:</text:span><text:span text:style-name="T32"> </text:span><text:span text:style-name="T40">Modificar a i</text:span><text:span text:style-name="T34">mplementa</text:span><text:span text:style-name="T40">ção</text:span><text:span text:style-name="T34"> </text:span><text:span text:style-name="T40">d</text:span><text:span text:style-name="T34">o código para </text:span><text:span text:style-name="T35">a função recursiva</text:span><text:span text:style-name="T34"> </text:span><text:span text:style-name="T42">potencia</text:span><text:span text:style-name="T41">2</text:span><text:span text:style-name="T35"> </text:span><text:span text:style-name="T37">para executar em tempo </text:span><text:span text:style-name="T52">Θ</text:span><text:span text:style-name="T37">(lg </text:span><text:span text:style-name="T42">n</text:span><text:span text:style-name="T37">). </text:span><text:span text:style-name="T38">Monte </text:span><text:span text:style-name="T39">e resolva</text:span><text:span text:style-name="T38"> sua equação de recorrênci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CaslonPro-Regular" svg:font-family="ACaslonPro-Regular"/>
    <style:font-face style:name="OpenSymbol" svg:font-family="OpenSymbol"/>
    <style:font-face style:name="Courier New" svg:font-family="'Courier New'" style:font-family-generic="modern"/>
    <style:font-face style:name="Times New Roman2" svg:font-family="'Times New Roman'" style:font-family-generic="roman"/>
    <style:font-face style:name="Times New Roman1" svg:font-family="'Times New Roman', 'Times New Roman'" style:font-family-generic="roman"/>
    <style:font-face style:name="Arial1" svg:font-family="Arial" style:font-family-generic="roman" style:font-pitch="variable"/>
    <style:font-face style:name="Courier New1" svg:font-family="'Courier New'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1" style:font-size-asian="12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Garamond" fo:font-family="Garamond" style:font-family-generic="roman" style:font-pitch="variable" style:text-underline-style="solid" style:text-underline-width="auto" style:text-underline-color="font-color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24pt" fo:font-weight="bold" style:font-size-asian="24pt" style:font-weight-asian="bold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parent-style-name="Standard">
      <style:paragraph-properties fo:text-align="start" style:justify-single-word="false" style:text-autospace="none" style:writing-mode="page"/>
      <style:text-properties fo:color="#000000" style:font-name="Times New Roman1" fo:font-family="'Times New Roman', 'Times New Roman'" style:font-family-generic="roman" fo:language="pt" fo:country="BR" style:font-name-asian="Times New Roman1" style:font-family-asian="'Times New Roman', 'Times New Roman'" style:font-family-generic-asian="roman" style:font-name-complex="Times New Roman1" style:font-family-complex="'Times New Roman', 'Times New Roman'" style:font-family-generic-complex="roman" style:font-size-complex="12pt" style:language-complex="hi" style:country-complex="IN"/>
    </style:style>
    <style:style style:name="Corpo_20_de_20_texto_20_3" style:display-name="Corpo de texto 3" style:family="paragraph" style:parent-style-name="Default" style:next-style-name="Default">
      <style:paragraph-properties fo:text-align="start" style:justify-single-word="false"/>
      <style:text-properties style:use-window-font-color="true" style:font-name="Times New Roman" fo:font-family="'Times New Roman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 style:font-size-complex="12pt"/>
    </style:style>
    <style:style style:name="Objeto_20_com_20_seta" style:display-name="Objeto com seta" style:family="paragraph" style:parent-style-name="Standard"/>
    <style:style style:name="Objeto_20_com_20_sombra" style:display-name="Objeto com sombra" style:family="paragraph" style:parent-style-name="Standard"/>
    <style:style style:name="Objeto_20_sem_20_preenchimento" style:display-name="Objeto sem preenchimento" style:family="paragraph" style:parent-style-name="Standard"/>
    <style:style style:name="Text" style:family="paragraph" style:parent-style-name="Caption" style:class="extra"/>
    <style:style style:name="Corpo_20_do_20_texto_20_justificado" style:display-name="Corpo do texto justificado" style:family="paragraph" style:parent-style-name="Standard">
      <style:paragraph-properties fo:text-align="start" style:justify-single-word="false"/>
    </style:style>
    <style:style style:name="Recuo_20_da_20_primeira_20_linha" style:display-name="Recuo da primeira linha" style:family="paragraph" style:parent-style-name="Standard">
      <style:paragraph-properties fo:margin-left="0cm" fo:margin-right="0cm" fo:text-indent="0.6cm" style:auto-text-indent="false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WW-Título" style:family="paragraph" style:parent-style-name="Standard">
      <style:paragraph-properties fo:margin-top="0.42cm" fo:margin-bottom="0.21cm" loext:contextual-spacing="false"/>
    </style:style>
    <style:style style:name="WW-Título1" style:family="paragraph" style:parent-style-name="Standard">
      <style:paragraph-properties fo:margin-top="0.42cm" fo:margin-bottom="0.21cm" loext:contextual-spacing="false"/>
    </style:style>
    <style:style style:name="WW-Título2" style:family="paragraph" style:parent-style-name="Standard">
      <style:paragraph-properties fo:margin-top="0.42cm" fo:margin-bottom="0.21cm" loext:contextual-spacing="false"/>
    </style:style>
    <style:style style:name="Linha_20_de_20_cota" style:display-name="Linha de cota" style:family="paragraph" style:parent-style-name="Standard"/>
    <style:style style:name="Padrão_7e_LT_7e_Gliederung_20_1" style:display-name="Padrão~LT~Gliederung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2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8pt" style:font-style-asian="normal" style:font-weight-asian="normal" style:font-name-complex="Arial Unicode MS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Padrão_7e_LT_7e_Gliederung_20_2" style:display-name="Padrão~LT~Gliederung 2" style:family="paragraph" style:parent-style-name="Padrão_7e_LT_7e_Gliederung_20_1">
      <style:paragraph-properties fo:margin-top="0cm" fo:margin-bottom="0.4cm" loext:contextual-spacing="false"/>
      <style:text-properties fo:font-size="26pt" style:font-size-asian="26pt" style:font-size-complex="26pt"/>
    </style:style>
    <style:style style:name="Padrão_7e_LT_7e_Gliederung_20_3" style:display-name="Padrão~LT~Gliederung 3" style:family="paragraph" style:parent-style-name="Padrão_7e_LT_7e_Gliederung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Padrão_7e_LT_7e_Gliederung_20_4" style:display-name="Padrão~LT~Gliederung 4" style:family="paragraph" style:parent-style-name="Padrão_7e_LT_7e_Gliederung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Padrão_7e_LT_7e_Gliederung_20_5" style:display-name="Padrão~LT~Gliederung 5" style:family="paragraph" style:parent-style-name="Padrão_7e_LT_7e_Gliederung_20_4">
      <style:paragraph-properties fo:margin-top="0cm" fo:margin-bottom="0.101cm" loext:contextual-spacing="false"/>
    </style:style>
    <style:style style:name="Padrão_7e_LT_7e_Gliederung_20_6" style:display-name="Padrão~LT~Gliederung 6" style:family="paragraph" style:parent-style-name="Padrão_7e_LT_7e_Gliederung_20_5"/>
    <style:style style:name="Padrão_7e_LT_7e_Gliederung_20_7" style:display-name="Padrão~LT~Gliederung 7" style:family="paragraph" style:parent-style-name="Padrão_7e_LT_7e_Gliederung_20_6"/>
    <style:style style:name="Padrão_7e_LT_7e_Gliederung_20_8" style:display-name="Padrão~LT~Gliederung 8" style:family="paragraph" style:parent-style-name="Padrão_7e_LT_7e_Gliederung_20_7"/>
    <style:style style:name="Padrão_7e_LT_7e_Gliederung_20_9" style:display-name="Padrão~LT~Gliederung 9" style:family="paragraph" style:parent-style-name="Padrão_7e_LT_7e_Gliederung_20_8"/>
    <style:style style:name="Padrão_7e_LT_7e_Titel" style:display-name="Padrão~LT~Titel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Padrão_7e_LT_7e_Untertitel" style:display-name="Padrão~LT~Untertitel" style:family="paragraph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32pt" style:font-style-asian="normal" style:font-weight-asian="normal" style:font-name-complex="Arial Unicode MS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adrão_7e_LT_7e_Notizen" style:display-name="Padrão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drão_7e_LT_7e_Hintergrundobjekte" style:display-name="Padrão~LT~Hintergrundobjekte" style:family="paragraph">
      <style:paragraph-properties style:text-autospace="none"/>
      <style:text-properties style:letter-kerning="true"/>
    </style:style>
    <style:style style:name="Padrão_7e_LT_7e_Hintergrund" style:display-name="Padrão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Arial Unicode MS" fo:font-family="'Arial Unicode MS'" style:font-family-generic="swiss" style:font-pitch="variable" fo:font-size="18pt" style:letter-kerning="true" style:font-name-asian="Arial Unicode MS" style:font-family-asian="'Arial Unicode MS'" style:font-family-generic-asian="swiss" style:font-pitch-asian="variable" style:font-size-asian="18pt" style:font-name-complex="Arial Unicode MS" style:font-family-complex="'Arial Unicode MS'" style:font-family-generic-complex="swiss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12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Objetos_20_do_20_plano_20_de_20_fundo" style:display-name="Objetos do plano de fundo" style:family="paragraph">
      <style:paragraph-properties style:text-autospace="none"/>
      <style:text-properties style:letter-kerning="true"/>
    </style:style>
    <style:style style:name="Plano_20_de_20_fundo" style:display-name="Plano de fu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strutura_20_de_20_tópicos_20_1" style:display-name="Estrutura de tópicos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2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8pt" style:font-style-asian="normal" style:font-weight-asian="normal" style:font-name-complex="Arial Unicode MS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Estrutura_20_de_20_tópicos_20_2" style:display-name="Estrutura de tópicos 2" style:family="paragraph" style:parent-style-name="Estrutura_20_de_20_tópicos_20_1">
      <style:paragraph-properties fo:margin-top="0cm" fo:margin-bottom="0.4cm" loext:contextual-spacing="false"/>
      <style:text-properties fo:font-size="26pt" style:font-size-asian="26pt" style:font-size-complex="26pt"/>
    </style:style>
    <style:style style:name="Estrutura_20_de_20_tópicos_20_3" style:display-name="Estrutura de tópicos 3" style:family="paragraph" style:parent-style-name="Estrutura_20_de_20_tópicos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Estrutura_20_de_20_tópicos_20_4" style:display-name="Estrutura de tópicos 4" style:family="paragraph" style:parent-style-name="Estrutura_20_de_20_tópicos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Estrutura_20_de_20_tópicos_20_5" style:display-name="Estrutura de tópicos 5" style:family="paragraph" style:parent-style-name="Estrutura_20_de_20_tópicos_20_4">
      <style:paragraph-properties fo:margin-top="0cm" fo:margin-bottom="0.101cm" loext:contextual-spacing="false"/>
    </style:style>
    <style:style style:name="Estrutura_20_de_20_tópicos_20_6" style:display-name="Estrutura de tópicos 6" style:family="paragraph" style:parent-style-name="Estrutura_20_de_20_tópicos_20_5"/>
    <style:style style:name="Estrutura_20_de_20_tópicos_20_7" style:display-name="Estrutura de tópicos 7" style:family="paragraph" style:parent-style-name="Estrutura_20_de_20_tópicos_20_6"/>
    <style:style style:name="Estrutura_20_de_20_tópicos_20_8" style:display-name="Estrutura de tópicos 8" style:family="paragraph" style:parent-style-name="Estrutura_20_de_20_tópicos_20_7"/>
    <style:style style:name="Estrutura_20_de_20_tópicos_20_9" style:display-name="Estrutura de tópicos 9" style:family="paragraph" style:parent-style-name="Estrutura_20_de_20_tópicos_20_8"/>
    <style:style style:name="WW-Título123" style:family="paragraph" style:parent-style-name="Standard">
      <style:paragraph-properties fo:margin-top="0.42cm" fo:margin-bottom="0.21cm" loext:contextual-spacing="false"/>
    </style:style>
    <style:style style:name="WW-Título11" style:family="paragraph" style:parent-style-name="Standard">
      <style:paragraph-properties fo:margin-top="0.42cm" fo:margin-bottom="0.21cm" loext:contextual-spacing="false"/>
    </style:style>
    <style:style style:name="WW-Título21" style:family="paragraph" style:parent-style-name="Standard">
      <style:paragraph-properties fo:margin-top="0.42cm" fo:margin-bottom="0.21cm" loext:contextual-spacing="false"/>
    </style:style>
    <style:style style:name="WW-Título1234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" style:family="paragraph" style:parent-style-name="Standard">
      <style:paragraph-properties fo:margin-top="0.42cm" fo:margin-bottom="0.21cm" loext:contextual-spacing="false"/>
    </style:style>
    <style:style style:name="WW-Título112" style:family="paragraph" style:parent-style-name="Standard">
      <style:paragraph-properties fo:margin-top="0.42cm" fo:margin-bottom="0.21cm" loext:contextual-spacing="false"/>
    </style:style>
    <style:style style:name="WW-Título212" style:family="paragraph" style:parent-style-name="Standard">
      <style:paragraph-properties fo:margin-top="0.42cm" fo:margin-bottom="0.21cm" loext:contextual-spacing="false"/>
    </style:style>
    <style:style style:name="WW-Título123456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" style:family="paragraph" style:parent-style-name="Standard">
      <style:paragraph-properties fo:margin-top="0.42cm" fo:margin-bottom="0.21cm" loext:contextual-spacing="false"/>
    </style:style>
    <style:style style:name="WW-Título1123" style:family="paragraph" style:parent-style-name="Standard">
      <style:paragraph-properties fo:margin-top="0.42cm" fo:margin-bottom="0.21cm" loext:contextual-spacing="false"/>
    </style:style>
    <style:style style:name="WW-Título2123" style:family="paragraph" style:parent-style-name="Standard">
      <style:paragraph-properties fo:margin-top="0.42cm" fo:margin-bottom="0.21cm" loext:contextual-spacing="false"/>
    </style:style>
    <style:style style:name="WW-Título12345678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" style:family="paragraph" style:parent-style-name="Standard">
      <style:paragraph-properties fo:margin-top="0.42cm" fo:margin-bottom="0.21cm" loext:contextual-spacing="false"/>
    </style:style>
    <style:style style:name="WW-Título11234" style:family="paragraph" style:parent-style-name="Standard">
      <style:paragraph-properties fo:margin-top="0.42cm" fo:margin-bottom="0.21cm" loext:contextual-spacing="false"/>
    </style:style>
    <style:style style:name="WW-Título21234" style:family="paragraph" style:parent-style-name="Standard">
      <style:paragraph-properties fo:margin-top="0.42cm" fo:margin-bottom="0.21cm" loext:contextual-spacing="false"/>
    </style:style>
    <style:style style:name="WW-Título12345678910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" style:family="paragraph" style:parent-style-name="Standard">
      <style:paragraph-properties fo:margin-top="0.42cm" fo:margin-bottom="0.21cm" loext:contextual-spacing="false"/>
    </style:style>
    <style:style style:name="WW-Título112345" style:family="paragraph" style:parent-style-name="Standard">
      <style:paragraph-properties fo:margin-top="0.42cm" fo:margin-bottom="0.21cm" loext:contextual-spacing="false"/>
    </style:style>
    <style:style style:name="WW-Título212345" style:family="paragraph" style:parent-style-name="Standard">
      <style:paragraph-properties fo:margin-top="0.42cm" fo:margin-bottom="0.21cm" loext:contextual-spacing="false"/>
    </style:style>
    <style:style style:name="WW-Título123456789101112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" style:family="paragraph" style:parent-style-name="Standard">
      <style:paragraph-properties fo:margin-top="0.42cm" fo:margin-bottom="0.21cm" loext:contextual-spacing="false"/>
    </style:style>
    <style:style style:name="WW-Título1123456" style:family="paragraph" style:parent-style-name="Standard">
      <style:paragraph-properties fo:margin-top="0.42cm" fo:margin-bottom="0.21cm" loext:contextual-spacing="false"/>
    </style:style>
    <style:style style:name="WW-Título2123456" style:family="paragraph" style:parent-style-name="Standard">
      <style:paragraph-properties fo:margin-top="0.42cm" fo:margin-bottom="0.21cm" loext:contextual-spacing="false"/>
    </style:style>
    <style:style style:name="WW-Título1234567891011121314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" style:family="paragraph" style:parent-style-name="Standard">
      <style:paragraph-properties fo:margin-top="0.42cm" fo:margin-bottom="0.21cm" loext:contextual-spacing="false"/>
    </style:style>
    <style:style style:name="WW-Título11234567" style:family="paragraph" style:parent-style-name="Standard">
      <style:paragraph-properties fo:margin-top="0.42cm" fo:margin-bottom="0.21cm" loext:contextual-spacing="false"/>
    </style:style>
    <style:style style:name="WW-Título21234567" style:family="paragraph" style:parent-style-name="Standard">
      <style:paragraph-properties fo:margin-top="0.42cm" fo:margin-bottom="0.21cm" loext:contextual-spacing="false"/>
    </style:style>
    <style:style style:name="WW-Título12345678910111213141516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" style:family="paragraph" style:parent-style-name="Standard">
      <style:paragraph-properties fo:margin-top="0.42cm" fo:margin-bottom="0.21cm" loext:contextual-spacing="false"/>
    </style:style>
    <style:style style:name="WW-Título112345678" style:family="paragraph" style:parent-style-name="Standard">
      <style:paragraph-properties fo:margin-top="0.42cm" fo:margin-bottom="0.21cm" loext:contextual-spacing="false"/>
    </style:style>
    <style:style style:name="WW-Título212345678" style:family="paragraph" style:parent-style-name="Standard">
      <style:paragraph-properties fo:margin-top="0.42cm" fo:margin-bottom="0.21cm" loext:contextual-spacing="false"/>
    </style:style>
    <style:style style:name="WW-Título123456789101112131415161718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" style:family="paragraph" style:parent-style-name="Standard">
      <style:paragraph-properties fo:margin-top="0.42cm" fo:margin-bottom="0.21cm" loext:contextual-spacing="false"/>
    </style:style>
    <style:style style:name="WW-Título1123456789" style:family="paragraph" style:parent-style-name="Standard">
      <style:paragraph-properties fo:margin-top="0.42cm" fo:margin-bottom="0.21cm" loext:contextual-spacing="false"/>
    </style:style>
    <style:style style:name="WW-Título2123456789" style:family="paragraph" style:parent-style-name="Standard">
      <style:paragraph-properties fo:margin-top="0.42cm" fo:margin-bottom="0.21cm" loext:contextual-spacing="false"/>
    </style:style>
    <style:style style:name="WW-Título1234567891011121314151617181920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" style:family="paragraph" style:parent-style-name="Standard">
      <style:paragraph-properties fo:margin-top="0.42cm" fo:margin-bottom="0.21cm" loext:contextual-spacing="false"/>
    </style:style>
    <style:style style:name="WW-Título112345678910" style:family="paragraph" style:parent-style-name="Standard">
      <style:paragraph-properties fo:margin-top="0.42cm" fo:margin-bottom="0.21cm" loext:contextual-spacing="false"/>
    </style:style>
    <style:style style:name="WW-Título212345678910" style:family="paragraph" style:parent-style-name="Standard">
      <style:paragraph-properties fo:margin-top="0.42cm" fo:margin-bottom="0.21cm" loext:contextual-spacing="false"/>
    </style:style>
    <style:style style:name="WW-Título12345678910111213141516171819202122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" style:family="paragraph" style:parent-style-name="Standard">
      <style:paragraph-properties fo:margin-top="0.42cm" fo:margin-bottom="0.21cm" loext:contextual-spacing="false"/>
    </style:style>
    <style:style style:name="WW-Título11234567891011" style:family="paragraph" style:parent-style-name="Standard">
      <style:paragraph-properties fo:margin-top="0.42cm" fo:margin-bottom="0.21cm" loext:contextual-spacing="false"/>
    </style:style>
    <style:style style:name="WW-Título21234567891011" style:family="paragraph" style:parent-style-name="Standard">
      <style:paragraph-properties fo:margin-top="0.42cm" fo:margin-bottom="0.21cm" loext:contextual-spacing="false"/>
    </style:style>
    <style:style style:name="WW-Título123456789101112131415161718192021222324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2425" style:family="paragraph" style:parent-style-name="Standard">
      <style:paragraph-properties fo:margin-top="0.42cm" fo:margin-bottom="0.21cm" loext:contextual-spacing="false"/>
    </style:style>
    <style:style style:name="WW-Título1123456789101112" style:family="paragraph" style:parent-style-name="Standard">
      <style:paragraph-properties fo:margin-top="0.42cm" fo:margin-bottom="0.21cm" loext:contextual-spacing="false"/>
    </style:style>
    <style:style style:name="WW-Título2123456789101112" style:family="paragraph" style:parent-style-name="Standard">
      <style:paragraph-properties fo:margin-top="0.42cm" fo:margin-bottom="0.21cm" loext:contextual-spacing="false"/>
    </style:style>
    <style:style style:name="WW-Título1234567891011121314151617181920212223242526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24252627" style:family="paragraph" style:parent-style-name="Standard">
      <style:paragraph-properties fo:margin-top="0.42cm" fo:margin-bottom="0.21cm" loext:contextual-spacing="false"/>
    </style:style>
    <style:style style:name="WW-Título112345678910111213" style:family="paragraph" style:parent-style-name="Standard">
      <style:paragraph-properties fo:margin-top="0.42cm" fo:margin-bottom="0.21cm" loext:contextual-spacing="false"/>
    </style:style>
    <style:style style:name="WW-Título212345678910111213" style:family="paragraph" style:parent-style-name="Standard">
      <style:paragraph-properties fo:margin-top="0.42cm" fo:margin-bottom="0.21cm" loext:contextual-spacing="false"/>
    </style:style>
    <style:style style:name="WW-Título12345678910111213141516171819202122232425262728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242526272829" style:family="paragraph" style:parent-style-name="Standard">
      <style:paragraph-properties fo:margin-top="0.42cm" fo:margin-bottom="0.21cm" loext:contextual-spacing="false"/>
    </style:style>
    <style:style style:name="WW-Título11234567891011121314" style:family="paragraph" style:parent-style-name="Standard">
      <style:paragraph-properties fo:margin-top="0.42cm" fo:margin-bottom="0.21cm" loext:contextual-spacing="false"/>
    </style:style>
    <style:style style:name="WW-Título21234567891011121314" style:family="paragraph" style:parent-style-name="Standard">
      <style:paragraph-properties fo:margin-top="0.42cm" fo:margin-bottom="0.21cm" loext:contextual-spacing="false"/>
    </style:style>
    <style:style style:name="WW-Título123456789101112131415161718192021222324252627282930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2425262728293031" style:family="paragraph" style:parent-style-name="Standard">
      <style:paragraph-properties fo:margin-top="0.42cm" fo:margin-bottom="0.21cm" loext:contextual-spacing="false"/>
    </style:style>
    <style:style style:name="WW-Título1123456789101112131415" style:family="paragraph" style:parent-style-name="Standard">
      <style:paragraph-properties fo:margin-top="0.42cm" fo:margin-bottom="0.21cm" loext:contextual-spacing="false"/>
    </style:style>
    <style:style style:name="WW-Título2123456789101112131415" style:family="paragraph" style:parent-style-name="Standard">
      <style:paragraph-properties fo:margin-top="0.42cm" fo:margin-bottom="0.21cm" loext:contextual-spacing="false"/>
    </style:style>
    <style:style style:name="WW-Título1234567891011121314151617181920212223242526272829303132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291cm" fo:text-indent="-0.635cm" fo:margin-left="2.2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561cm" fo:text-indent="-0.318cm" fo:margin-left="3.5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831cm" fo:text-indent="-0.635cm" fo:margin-left="4.8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101cm" fo:text-indent="-0.635cm" fo:margin-left="6.1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371cm" fo:text-indent="-0.318cm" fo:margin-left="7.3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641cm" fo:text-indent="-0.635cm" fo:margin-left="8.6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911cm" fo:text-indent="-0.635cm" fo:margin-left="9.9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181cm" fo:text-indent="-0.318cm" fo:margin-left="11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311cm" fo:text-indent="-0.318cm" fo:margin-left="4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121cm" fo:text-indent="-0.318cm" fo:margin-left="8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931cm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fo:text-indent="-0.635cm" fo:margin-left="0.36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fo:text-indent="-0.635cm" fo:margin-left="0.90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fo:text-indent="-0.635cm" fo:margin-left="2.173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fo:text-indent="-0.635cm" fo:margin-left="3.443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fo:text-indent="-0.635cm" fo:margin-left="4.713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fo:text-indent="-0.635cm" fo:margin-left="5.983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fo:text-indent="-0.635cm" fo:margin-left="7.253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fo:text-indent="-0.635cm" fo:margin-left="8.52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fo:text-indent="-0.635cm" fo:margin-left="9.7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311cm" fo:text-indent="-0.318cm" fo:margin-left="4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121cm" fo:text-indent="-0.318cm" fo:margin-left="8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931cm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0.801cm" fo:margin-bottom="1.3cm" fo:margin-left="1.501cm" fo:margin-right="1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0.801cm" fo:margin-bottom="1.3cm" fo:margin-left="1.501cm" fo:margin-right="1.501cm" style:shadow="none" fo:background-color="transparent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poleao Nepomuceno</meta:initial-creator>
    <meta:creation-date>2012-05-19T12:39:15</meta:creation-date>
    <meta:editing-cycles>96</meta:editing-cycles>
    <meta:editing-duration>PT15H6M44S</meta:editing-duration>
    <meta:generator>LibreOffice/4.3.7.2$Windows_x86 LibreOffice_project/8a35821d8636a03b8bf4e15b48f59794652c68ba</meta:generator>
    <dc:date>2017-09-14T16:09:40.120000000</dc:date>
    <meta:document-statistic meta:table-count="0" meta:image-count="0" meta:object-count="0" meta:page-count="3" meta:paragraph-count="124" meta:word-count="616" meta:character-count="4244" meta:non-whitespace-character-count="3328"/>
  </office:meta>
</office:document-meta>
</file>